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Calibri1" fo:font-size="12pt" style:font-size-asian="12pt" style:font-size-complex="12pt"/>
    </style:style>
    <style:style style:name="P2" style:family="paragraph" style:parent-style-name="Standard">
      <style:text-properties fo:color="#000000" loext:opacity="100%" style:font-name="Calibri1" fo:font-size="12pt" officeooo:paragraph-rsid="001115ff" style:font-size-asian="12pt" style:font-size-complex="12pt"/>
    </style:style>
    <style:style style:name="T1" style:family="text">
      <style:text-properties fo:color="#090000" loext:opacity="100%" style:font-name="Calibri" fo:font-size="14pt" fo:font-style="normal" style:text-underline-style="none" fo:font-weight="bold" style:font-size-asian="14pt" style:font-style-asian="normal" style:font-weight-asian="bold"/>
    </style:style>
    <style:style style:name="T2" style:family="text">
      <style:text-properties style:use-window-font-color="true" loext:opacity="0%" style:font-name="Segoe UI" fo:font-size="8.5pt" fo:font-style="normal" style:text-underline-style="none" fo:font-weight="normal" style:font-size-asian="8.5pt" style:font-style-asian="normal" style:font-weight-asian="normal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tyle="italic" style:text-underline-style="none" fo:font-weight="bold" style:font-style-asian="italic" style:font-weight-asian="bold"/>
    </style:style>
    <style:style style:name="T6" style:family="text">
      <style:text-properties fo:font-style="italic" style:text-underline-style="none" fo:font-weight="normal" style:font-style-asian="italic" style:font-weight-asian="normal"/>
    </style:style>
    <style:style style:name="T7" style:family="text">
      <style:text-properties fo:font-style="italic" style:text-underline-style="none" fo:font-weight="normal" style:font-style-asian="italic" style:font-weight-asian="normal"/>
    </style:style>
    <style:style style:name="T8" style:family="text">
      <style:text-properties fo:font-style="italic" style:text-underline-style="none" fo:font-weight="normal" officeooo:rsid="001115ff" style:font-style-asian="italic" style:font-weight-asian="normal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0" style:family="text">
      <style:text-properties fo:font-style="normal" style:text-underline-style="none" fo:font-weight="normal" style:font-style-asian="normal" style:font-weight-asian="normal"/>
    </style:style>
    <style:style style:name="T11" style:family="text">
      <style:text-properties fo:font-style="normal" style:text-underline-style="none" fo:font-weight="normal" style:font-style-asian="normal" style:font-weight-asian="normal"/>
    </style:style>
    <style:style style:name="T12" style:family="text">
      <style:text-properties fo:font-style="normal" style:text-underline-style="none" fo:font-weight="bold" style:font-style-asian="normal" style:font-weight-asian="bold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T14" style:family="text">
      <style:text-properties style:text-position="19% 100%" fo:font-style="normal" style:text-underline-style="none" fo:font-weight="bold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3">Aliment = (</text:span><text:span text:style-name="T4">id_aliment</text:span><text:span text:style-name="T10">, nom_aliment</text:span><text:span text:style-name="T6"> </text:span><text:span text:style-name="T12">);</text:span></text:p>
      <text:p text:style-name="P1" loext:marker-style-name="T1"><text:span text:style-name="T12"/></text:p>
      <text:p text:style-name="P1" loext:marker-style-name="T1"><text:span text:style-name="T12">Ingredient = (</text:span><text:span text:style-name="T13">id_ingredient</text:span><text:span text:style-name="T5"> </text:span><text:span text:style-name="T10">, nom_ingredient</text:span><text:span text:style-name="T5"> </text:span><text:span text:style-name="T12">);</text:span></text:p>
      <text:p text:style-name="P1" loext:marker-style-name="T1"><text:span text:style-name="T12"/></text:p>
      <text:p text:style-name="P1" loext:marker-style-name="T1"><text:span text:style-name="T12">Machine = (</text:span><text:span text:style-name="T13">id_machine</text:span><text:span text:style-name="T10">, nom_machine, modèle_machine</text:span><text:span text:style-name="T12">;</text:span></text:p>
      <text:p text:style-name="P1" loext:marker-style-name="T1"><text:span text:style-name="T12"/></text:p>
      <text:p text:style-name="P1" loext:marker-style-name="T1"><text:span text:style-name="T12">Entretien = (</text:span><text:span text:style-name="T13">id_entretien</text:span><text:span text:style-name="T10">, date_entretien</text:span><text:span text:style-name="T5"> </text:span><text:span text:style-name="T10">, type_entretien</text:span><text:span text:style-name="T5"> </text:span><text:span text:style-name="T6">, #id_machine</text:span><text:span text:style-name="T12">);</text:span></text:p>
      <text:p text:style-name="P1" loext:marker-style-name="T1"><text:span text:style-name="T12"/></text:p>
      <text:p text:style-name="P1" loext:marker-style-name="T1"><text:span text:style-name="T12">Grade = (</text:span><text:span text:style-name="T13">id_grade</text:span><text:span text:style-name="T5"> </text:span><text:span text:style-name="T10">, nom_grade</text:span><text:span text:style-name="T5"> </text:span><text:span text:style-name="T12">);</text:span></text:p>
      <text:p text:style-name="P1" loext:marker-style-name="T1"><text:span text:style-name="T12"/></text:p>
      <text:p text:style-name="P2" loext:marker-style-name="T1"><text:span text:style-name="T12">Rang = (</text:span><text:span text:style-name="T13">id_rang</text:span><text:span text:style-name="T5"> </text:span><text:span text:style-name="T10">, nom_rang</text:span><text:span text:style-name="T5"> </text:span><text:span text:style-name="T12">)</text:span></text:p>
      <text:p text:style-name="P2" loext:marker-style-name="T1"><text:span text:style-name="T12">;</text:span></text:p>
      <text:p text:style-name="P1" loext:marker-style-name="T1"><text:span text:style-name="T12">Titre = (</text:span><text:span text:style-name="T13">id_titre</text:span><text:span text:style-name="T5"> </text:span><text:span text:style-name="T10">, nom_titre</text:span><text:span text:style-name="T5"> </text:span><text:span text:style-name="T12">);</text:span></text:p>
      <text:p text:style-name="P1" loext:marker-style-name="T1"><text:span text:style-name="T12"/></text:p>
      <text:p text:style-name="P1" loext:marker-style-name="T1"><text:span text:style-name="T12">Dignite = (</text:span><text:span text:style-name="T13">id_dignité</text:span><text:span text:style-name="T5"> </text:span><text:span text:style-name="T10">, nom_dignité</text:span><text:span text:style-name="T5"> </text:span><text:span text:style-name="T12">);</text:span></text:p>
      <text:p text:style-name="P1" loext:marker-style-name="T1"><text:span text:style-name="T12"/></text:p>
      <text:p text:style-name="P1" loext:marker-style-name="T1"><text:span text:style-name="T12">AutresAliments = (</text:span><text:span text:style-name="T9">#id_aliment</text:span><text:span text:style-name="T10">, type_aliments</text:span><text:span text:style-name="T8">) ;</text:span></text:p>
      <text:p text:style-name="P1" loext:marker-style-name="T1"><text:span text:style-name="T8"/></text:p>
      <text:p text:style-name="P1" loext:marker-style-name="T1"><text:span text:style-name="T12">Legume = (</text:span><text:span text:style-name="T9">#id_aliment</text:span><text:span text:style-name="T10">, type_legume</text:span><text:span text:style-name="T5"> </text:span><text:span text:style-name="T12">);</text:span></text:p>
      <text:p text:style-name="P1" loext:marker-style-name="T1"><text:span text:style-name="T12"/></text:p>
      <text:p text:style-name="P1" loext:marker-style-name="T1"><text:span text:style-name="T12">Croyances = (</text:span><text:span text:style-name="T13">id_croyances</text:span><text:span text:style-name="T5"> </text:span><text:span text:style-name="T10">, nom_croyances</text:span><text:span text:style-name="T8">) ;</text:span></text:p>
      <text:p text:style-name="P1" loext:marker-style-name="T1"><text:span text:style-name="T8"/></text:p>
      <text:p text:style-name="P1" loext:marker-style-name="T1"><text:span text:style-name="T12">Allergènes = (</text:span><text:span text:style-name="T13">id_allergène</text:span><text:span text:style-name="T5"> </text:span><text:span text:style-name="T10">, nom_allergène</text:span><text:span text:style-name="T6"> </text:span><text:span text:style-name="T12">);</text:span></text:p>
      <text:p text:style-name="P1" loext:marker-style-name="T1"><text:span text:style-name="T12"/></text:p>
      <text:p text:style-name="P1" loext:marker-style-name="T1"><text:span text:style-name="T12">UtilisationMachine = (</text:span><text:span text:style-name="T13">id_utilisationmachine</text:span><text:span text:style-name="T5"> </text:span><text:span text:style-name="T10">, date_utilisation</text:span><text:span text:style-name="T6"> </text:span><text:span text:style-name="T10">, duree</text:span><text:span text:style-name="T6"> </text:span><text:span text:style-name="T10">, température</text:span><text:span text:style-name="T12">);</text:span></text:p>
      <text:p text:style-name="P1" loext:marker-style-name="T1"><text:span text:style-name="T12"/></text:p>
      <text:p text:style-name="P1" loext:marker-style-name="T1"><text:span text:style-name="T12">Boisson = (</text:span><text:span text:style-name="T13">id_boisson</text:span><text:span text:style-name="T5"> </text:span><text:span text:style-name="T10">, nom_boisson</text:span><text:span text:style-name="T6"> </text:span><text:span text:style-name="T10"><text:s/>type_boisson</text:span><text:span text:style-name="T12">);</text:span></text:p>
      <text:p text:style-name="P1" loext:marker-style-name="T1"><text:span text:style-name="T12"/></text:p>
      <text:p text:style-name="P1" loext:marker-style-name="T1"><text:span text:style-name="T12">NotationPlat = (</text:span><text:span text:style-name="T13">id_notation</text:span><text:span text:style-name="T5"> </text:span><text:span text:style-name="T10">, note</text:span><text:span text:style-name="T5"> </text:span><text:span text:style-name="T10">, commentaire</text:span><text:span text:style-name="T6"> </text:span><text:span text:style-name="T10">, date_notation</text:span><text:span text:style-name="T6"> </text:span><text:span text:style-name="T12">);</text:span></text:p>
      <text:p text:style-name="P1" loext:marker-style-name="T1"><text:span text:style-name="T12"/></text:p>
      <text:p text:style-name="P1" loext:marker-style-name="T1"><text:span text:style-name="T12">Tenrac = (</text:span><text:span text:style-name="T13">id_tenrac</text:span><text:span text:style-name="T5"> </text:span><text:span text:style-name="T10">, nom</text:span><text:span text:style-name="T5"> </text:span><text:span text:style-name="T10"><text:s/>prenom</text:span><text:span text:style-name="T5"> </text:span><text:span text:style-name="T10"><text:s/></text:span><text:span text:style-name="T12">courriel</text:span><text:span text:style-name="T5"> </text:span><text:span text:style-name="T10"><text:s/></text:span><text:span text:style-name="T12">téléphone</text:span><text:span text:style-name="T10">, adresse_postale</text:span><text:span text:style-name="T5"> </text:span><text:span text:style-name="T6">, #id_dignité</text:span><text:span text:style-name="T14">*</text:span><text:span text:style-name="T6">, #id_grade, #id_titre</text:span><text:span text:style-name="T14">*</text:span><text:span text:style-name="T6">, #id_rang</text:span><text:span text:style-name="T14">*</text:span><text:span text:style-name="T6">, #id_entretien</text:span><text:span text:style-name="T12">);</text:span></text:p>
      <text:p text:style-name="P1" loext:marker-style-name="T1"><text:span text:style-name="T12"/></text:p>
      <text:p text:style-name="P1" loext:marker-style-name="T1"><text:span text:style-name="T12">Organisme = (</text:span><text:span text:style-name="T13">id_organisme</text:span><text:span text:style-name="T5"> </text:span><text:span text:style-name="T10">, raison_sociale</text:span><text:span text:style-name="T5"> </text:span><text:span text:style-name="T10">, siret</text:span><text:span text:style-name="T5"> INT</text:span><text:span text:style-name="T6">, #id_tenrac</text:span><text:span text:style-name="T12">);</text:span></text:p>
      <text:p text:style-name="P1" loext:marker-style-name="T1"><text:span text:style-name="T12"/></text:p>
      <text:p text:style-name="P1" loext:marker-style-name="T1"><text:span text:style-name="T12">Plat = (</text:span><text:span text:style-name="T13">id_plat</text:span><text:span text:style-name="T5"> </text:span><text:span text:style-name="T10">, nom_plat</text:span><text:span text:style-name="T5"> </text:span><text:span text:style-name="T6"><text:s/>#id_aliment</text:span><text:span text:style-name="T12">);</text:span></text:p>
      <text:p text:style-name="P1" loext:marker-style-name="T1"><text:span text:style-name="T12"/></text:p>
      <text:p text:style-name="P1" loext:marker-style-name="T1"><text:span text:style-name="T12">Sauce = (</text:span><text:span text:style-name="T13">id_sauce</text:span><text:span text:style-name="T5"> ,</text:span><text:span text:style-name="T10"> nom_sauce</text:span><text:span text:style-name="T5"> </text:span><text:span text:style-name="T6"><text:s/>#id_ingredient</text:span><text:span text:style-name="T12">);</text:span></text:p>
      <text:p text:style-name="P1" loext:marker-style-name="T1"><text:span text:style-name="T12"/></text:p>
      <text:p text:style-name="P1" loext:marker-style-name="T1"><text:span text:style-name="T12">TenracClub = (</text:span><text:span text:style-name="T9">#id_tenrac</text:span><text:span text:style-name="T10">, id_club</text:span><text:span text:style-name="T5"> </text:span><text:span text:style-name="T12">);</text:span></text:p>
      <text:p text:style-name="P1" loext:marker-style-name="T1"><text:span text:style-name="T12"/></text:p>
      <text:p text:style-name="P1" loext:marker-style-name="T1"><text:span text:style-name="T12">TenracOrdre = (</text:span><text:span text:style-name="T9">#id_tenrac</text:span><text:span text:style-name="T10">, id_ordre</text:span><text:span text:style-name="T5"> </text:span><text:span text:style-name="T12">);</text:span></text:p>
      <text:p text:style-name="P1" loext:marker-style-name="T1"><text:span text:style-name="T12"/></text:p>
      <text:p text:style-name="P1" loext:marker-style-name="T1"><text:span text:style-name="T12">CarteMembre = (</text:span><text:span text:style-name="T13">id_cartemembre</text:span><text:span text:style-name="T5"> </text:span><text:span text:style-name="T10">, code_personnel</text:span><text:span text:style-name="T6"> </text:span><text:span text:style-name="T10">, date_creation</text:span><text:span text:style-name="T6"> </text:span><text:span text:style-name="T6">, #id_tenrac</text:span><text:span text:style-name="T12">);</text:span></text:p>
      <text:p text:style-name="P1" loext:marker-style-name="T1"><text:span text:style-name="T12"/></text:p>
      <text:p text:style-name="P1" loext:marker-style-name="T1"><text:span text:style-name="T12">Repas = (</text:span><text:span text:style-name="T13">id_repas</text:span><text:span text:style-name="T5"> </text:span><text:span text:style-name="T10">, Intitulé_repas</text:span><text:span text:style-name="T5"> VARCHAR(50)</text:span><text:span text:style-name="T6">, #id_plat, #id_boisson</text:span><text:span text:style-name="T12">);</text:span></text:p>
      <text:p text:style-name="P1" loext:marker-style-name="T1"><text:span text:style-name="T12"/></text:p>
      <text:p text:style-name="P1" loext:marker-style-name="T1"><text:span text:style-name="T12">Reunion = (</text:span><text:span text:style-name="T13">id_reunion</text:span><text:span text:style-name="T5"> </text:span><text:span text:style-name="T10">, date_reunion</text:span><text:span text:style-name="T5"> </text:span><text:span text:style-name="T10">, adresse_reunion</text:span><text:span text:style-name="T5"> </text:span><text:span text:style-name="T6">, #id_tenrac, #id_repas</text:span><text:span text:style-name="T12">);</text:span></text:p>
      <text:p text:style-name="P1" loext:marker-style-name="T1"><text:span text:style-name="T12"/></text:p>
      <text:p text:style-name="P1" loext:marker-style-name="T1"><text:soft-page-break/><text:span text:style-name="T12">Accompagné_de = (</text:span><text:span text:style-name="T9">#id_plat, #id_sauce</text:span><text:span text:style-name="T12">);</text:span></text:p>
      <text:p text:style-name="P1" loext:marker-style-name="T1"><text:span text:style-name="T12"/></text:p>
      <text:p text:style-name="P1" loext:marker-style-name="T1"><text:span text:style-name="T12">Peut_heurter = (</text:span><text:span text:style-name="T9">#id_aliment, #id_croyances</text:span><text:span text:style-name="T12">);</text:span></text:p>
      <text:p text:style-name="P1" loext:marker-style-name="T1"><text:span text:style-name="T12"/></text:p>
      <text:p text:style-name="P1" loext:marker-style-name="T1"><text:span text:style-name="T12">Peut_provoquer = (</text:span><text:span text:style-name="T9">#id_aliment, #id_allergène</text:span><text:span text:style-name="T12">);</text:span></text:p>
      <text:p text:style-name="P1" loext:marker-style-name="T1"><text:span text:style-name="T12"/></text:p>
      <text:p text:style-name="P1" loext:marker-style-name="T1"><text:span text:style-name="T12">Utilise_machine = (</text:span><text:span text:style-name="T9">#id_plat, #id_utilisationmachine</text:span><text:span text:style-name="T12">);</text:span></text:p>
      <text:p text:style-name="P1" loext:marker-style-name="T1"><text:span text:style-name="T12"/></text:p>
      <text:p text:style-name="P1" loext:marker-style-name="T1"><text:span text:style-name="T12">Utilise = (</text:span><text:span text:style-name="T9">#id_machine, #id_utilisationmachine</text:span><text:span text:style-name="T12">);</text:span></text:p>
      <text:p text:style-name="P1" loext:marker-style-name="T1"><text:span text:style-name="T12"/></text:p>
      <text:p text:style-name="P1" loext:marker-style-name="T1"><text:span text:style-name="T12">Est_noté = (</text:span><text:span text:style-name="T9">#id_plat, #id_notation</text:span><text:span text:style-name="T12">);</text:span></text:p>
      <text:p text:style-name="P1" loext:marker-style-name="T1"><text:span text:style-name="T12"/></text:p>
      <text:p text:style-name="P1" loext:marker-style-name="T2"><text:span text:style-name="T12">Attribue = (</text:span><text:span text:style-name="T9">#id_tenrac, #id_notation</text:span><text:span text:style-name="T12">)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13:55:05.887000000</meta:creation-date>
    <dc:date>2026-01-14T14:03:31.503000000</dc:date>
    <meta:editing-duration>PT8M26S</meta:editing-duration>
    <meta:editing-cycles>1</meta:editing-cycles>
    <meta:document-statistic meta:table-count="0" meta:image-count="0" meta:object-count="0" meta:page-count="2" meta:paragraph-count="32" meta:word-count="197" meta:character-count="1615" meta:non-whitespace-character-count="1444"/>
    <meta:generator>LibreOffice/7.6.6.3$Windows_X86_64 LibreOffice_project/d97b2716a9a4a2ce1391dee1765565ea469b0ae7</meta:generator>
  </office:meta>
</office:document-meta>
</file>